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pte rendu des fonctionnalités</text:p>
      <text:p text:style-name="P1">Crazy Charly Day 2014</text:p>
      <text:p text:style-name="P1">Valentin STERN</text:p>
      <text:p text:style-name="P1">Vincent ALBERT</text:p>
      <text:p text:style-name="P1">Adonis NAJIMI</text:p>
      <text:p text:style-name="P1">Imène AMALO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Gestion des comptes utilisateurs</text:p>
      <text:p text:style-name="P2"/>
      <text:p text:style-name="P4">- Inscription en AJAX</text:p>
      <text:p text:style-name="P4">- Connexion en AJAX</text:p>
      <text:p text:style-name="P4">- Changement du mot de passe (en AJAX)</text:p>
      <text:p text:style-name="P4">- Déconnexion </text:p>
      <text:p text:style-name="P2"/>
      <text:p text:style-name="P2"/>
      <text:p text:style-name="P3">Gestion des achats</text:p>
      <text:p text:style-name="P3"/>
      <text:p text:style-name="P5">- Ajout des articles dans la quantité voulue au panier (AJAX)</text:p>
      <text:p text:style-name="P5">- Modification en temps réel du montant grâce à AJAX </text:p>
      <text:p text:style-name="P5">- Suppression des articles dans le panier (AJAX)</text:p>
      <text:p text:style-name="P5">- Possibilité de choix du règlement de la commande et impression de la page de compte rendu</text:p>
      <text:p text:style-name="P5"/>
      <text:p text:style-name="P5"/>
      <text:p text:style-name="P3">Navigation</text:p>
      <text:p text:style-name="P5"/>
      <text:p text:style-name="P5">- Menu à gauche qui permet d’accéder à la liste des thèmes, des restaurants et des plats et du restaurant ayant la meilleur note.</text:p>
      <text:p text:style-name="P5">- Recherche rapide dans les différents thèmes et les plats</text:p>
      <text:p text:style-name="P5">- Barre d'en-tête pour la navigation avec le compte utilisateur </text:p>
      <text:p text:style-name="P5">- Affichage de la carte des restaurants avec tous les plats qu'ils proposent et sur cette page affichage de la description du restaurant.</text:p>
      <text:p text:style-name="P5">- Affichage des restaurants d'un thème en cliquant sur celui-ci.</text:p>
      <text:p text:style-name="P5">- Nombre de plats affichés pour chaque restaurant sur la liste des restaurants</text:p>
      <text:p text:style-name="P5">- Ajout des restaurants favoris</text:p>
      <text:p text:style-name="P5">- Possibilité d'accéder aux favoris dans le menu de gauche</text:p>
      <text:p text:style-name="P5"/>
      <text:p text:style-name="P5"/>
      <text:p text:style-name="P3">Commentaire</text:p>
      <text:p text:style-name="P5"/>
      <text:p text:style-name="P5">- Possibilité de donner des commentaires aux plats en y ajoutant une note</text:p>
      <text:p text:style-name="P5">- Ces notes donne une moyenne de note pour un restaurant pour son classement</text:p>
      <text:p text:style-name="P5"/>
      <text:p text:style-name="P5"/>
      <text:p text:style-name="P3">Design</text:p>
      <text:p text:style-name="P3"/>
      <text:p text:style-name="P5">- Basé sur un Flat design</text:p>
      <text:p text:style-name="P5">- Responsive (Suppression du logo lors de la réduction de la taille de la fenêtre)</text:p>
      <text:p text:style-name="P5"/>
      <text:p text:style-name="P5"/>
      <text:p text:style-name="P3"><text:soft-page-break/>Fil d’Ariane </text:p>
      <text:p text:style-name="P3"/>
      <text:p text:style-name="P5">- Fonctionnalités du su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</meta:initial-creator>
    <meta:creation-date>2014-01-23T20:55:25</meta:creation-date>
    <dc:date>2014-01-23T22:38:28</dc:date>
    <dc:creator>Valentin </dc:creator>
    <meta:editing-duration>PT1H41M53S</meta:editing-duration>
    <meta:editing-cycles>32</meta:editing-cycles>
    <meta:generator>LibreOffice/3.5$Linux_x86 LibreOffice_project/350m1$Build-2</meta:generator>
    <meta:document-statistic meta:table-count="0" meta:image-count="0" meta:object-count="0" meta:page-count="3" meta:paragraph-count="33" meta:word-count="249" meta:character-count="1442" meta:non-whitespace-character-count="1222"/>
  </office:meta>
</office:document-meta>
</file>